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714cm" fo:min-width="0.464cm" fo:padding-top="0.151cm" fo:padding-bottom="0.151cm" fo:padding-left="0.276cm" fo:padding-right="0.276cm" style:protect="size"/>
      <style:paragraph-properties style:writing-mode="lr-tb"/>
    </style:style>
    <style:style style:name="gr2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3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4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5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6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7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8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9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0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1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2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3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4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5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6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7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8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9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876cm" fo:padding-top="0.151cm" fo:padding-bottom="0.151cm" fo:padding-left="0.276cm" fo:padding-right="0.276cm" style:protect="size"/>
      <style:paragraph-properties style:writing-mode="lr-tb"/>
    </style:style>
    <style:style style:name="gr20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21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22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23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24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25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1.382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 style:list-style-name="L1">
      <style:graphic-properties svg:stroke-width="0.051cm" svg:stroke-color="#000000" draw:marker-start-width="0.279cm" draw:marker-end-width="0.279cm" draw:fill-color="#dddddd" draw:textarea-horizontal-align="justify" draw:textarea-vertical-align="middle" draw:auto-grow-height="false" fo:min-height="0.616cm" fo:min-width="0.876cm" fo:padding-top="0.151cm" fo:padding-bottom="0.151cm" fo:padding-left="0.276cm" fo:padding-right="0.276cm" style:protect="size"/>
      <style:paragraph-properties style:writing-mode="lr-tb"/>
    </style:style>
    <style:style style:name="gr27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876cm" fo:padding-top="0.151cm" fo:padding-bottom="0.151cm" fo:padding-left="0.276cm" fo:padding-right="0.276cm" style:protect="size"/>
      <style:paragraph-properties style:writing-mode="lr-tb"/>
    </style:style>
    <style:style style:name="gr28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29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1.382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 style:list-style-name="L1">
      <style:graphic-properties svg:stroke-width="0.051cm" svg:stroke-color="#000000" draw:marker-start-width="0.279cm" draw:marker-end-width="0.279cm" draw:fill-color="#dddddd" draw:textarea-horizontal-align="justify" draw:textarea-vertical-align="middle" draw:auto-grow-height="false" fo:min-height="0.616cm" fo:min-width="0.876cm" fo:padding-top="0.151cm" fo:padding-bottom="0.151cm" fo:padding-left="0.276cm" fo:padding-right="0.276cm" style:protect="size"/>
      <style:paragraph-properties style:writing-mode="lr-tb"/>
    </style:style>
    <style:style style:name="gr31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32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33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34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35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36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37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38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39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40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41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42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43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44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45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46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47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48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49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50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51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52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53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54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55" style:family="graphic" style:parent-style-name="standard" style:list-style-name="L1">
      <style:graphic-properties svg:stroke-width="0.051cm" svg:stroke-color="#000000" draw:marker-start-width="0.279cm" draw:marker-end-width="0.279cm" draw:fill-color="#eeeeee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56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57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58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59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60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61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62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63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64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65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66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67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68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69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70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71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72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73" style:family="graphic" style:parent-style-name="standard" style:list-style-name="L1">
      <style:graphic-properties svg:stroke-width="0.051cm" svg:stroke-color="#000000" draw:marker-start-width="0.279cm" draw:marker-end-width="0.279cm" draw:fill-color="#eeeeee" draw:textarea-horizontal-align="justify" draw:textarea-vertical-align="middle" draw:auto-grow-height="false" fo:min-height="0.616cm" fo:min-width="0.876cm" fo:padding-top="0.151cm" fo:padding-bottom="0.151cm" fo:padding-left="0.276cm" fo:padding-right="0.276cm" style:protect="size"/>
      <style:paragraph-properties style:writing-mode="lr-tb"/>
    </style:style>
    <style:style style:name="gr74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75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76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77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78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79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1.382cm" fo:padding-top="0.151cm" fo:padding-bottom="0.151cm" fo:padding-left="0.276cm" fo:padding-right="0.276cm"/>
      <style:paragraph-properties style:writing-mode="lr-tb"/>
    </style:style>
    <style:style style:name="gr80" style:family="graphic" style:parent-style-name="standard" style:list-style-name="L1">
      <style:graphic-properties svg:stroke-width="0.051cm" svg:stroke-color="#000000" draw:marker-start-width="0.279cm" draw:marker-end-width="0.279cm" draw:fill-color="#999999" draw:textarea-horizontal-align="justify" draw:textarea-vertical-align="middle" draw:auto-grow-height="false" fo:min-height="0.616cm" fo:min-width="0.876cm" fo:padding-top="0.151cm" fo:padding-bottom="0.151cm" fo:padding-left="0.276cm" fo:padding-right="0.276cm" style:protect="size"/>
      <style:paragraph-properties style:writing-mode="lr-tb"/>
    </style:style>
    <style:style style:name="gr81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876cm" fo:padding-top="0.151cm" fo:padding-bottom="0.151cm" fo:padding-left="0.276cm" fo:padding-right="0.276cm" style:protect="size"/>
      <style:paragraph-properties style:writing-mode="lr-tb"/>
    </style:style>
    <style:style style:name="gr82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83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1.382cm" fo:padding-top="0.151cm" fo:padding-bottom="0.151cm" fo:padding-left="0.276cm" fo:padding-right="0.276cm"/>
      <style:paragraph-properties style:writing-mode="lr-tb"/>
    </style:style>
    <style:style style:name="gr84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876cm" fo:padding-top="0.151cm" fo:padding-bottom="0.151cm" fo:padding-left="0.276cm" fo:padding-right="0.276cm" style:protect="size"/>
      <style:paragraph-properties style:writing-mode="lr-tb"/>
    </style:style>
    <style:style style:name="gr85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86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87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88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89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90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91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92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93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94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95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96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97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98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99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00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01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02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03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04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05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06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07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08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09" style:family="graphic" style:parent-style-name="standard" style:list-style-name="L1">
      <style:graphic-properties svg:stroke-width="0.051cm" svg:stroke-color="#000000" draw:marker-start-width="0.279cm" draw:marker-end-width="0.279cm" draw:fill-color="#eeeeee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10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11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12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13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14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15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16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17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18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19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20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21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22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23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24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25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26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27" style:family="graphic" style:parent-style-name="standard" style:list-style-name="L1">
      <style:graphic-properties svg:stroke-width="0.051cm" svg:stroke-color="#000000" draw:marker-start-width="0.279cm" draw:marker-end-width="0.279cm" draw:fill-color="#eeeeee" draw:textarea-horizontal-align="justify" draw:textarea-vertical-align="middle" draw:auto-grow-height="false" fo:min-height="0.616cm" fo:min-width="0.876cm" fo:padding-top="0.151cm" fo:padding-bottom="0.151cm" fo:padding-left="0.276cm" fo:padding-right="0.276cm" style:protect="size"/>
      <style:paragraph-properties style:writing-mode="lr-tb"/>
    </style:style>
    <style:style style:name="gr128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29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30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31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32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33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1.382cm" fo:padding-top="0.151cm" fo:padding-bottom="0.151cm" fo:padding-left="0.276cm" fo:padding-right="0.276cm"/>
      <style:paragraph-properties style:writing-mode="lr-tb"/>
    </style:style>
    <style:style style:name="gr134" style:family="graphic" style:parent-style-name="standard" style:list-style-name="L1">
      <style:graphic-properties svg:stroke-width="0.051cm" svg:stroke-color="#000000" draw:marker-start-width="0.279cm" draw:marker-end-width="0.279cm" draw:fill-color="#eeeeee" draw:textarea-horizontal-align="justify" draw:textarea-vertical-align="middle" draw:auto-grow-height="false" fo:min-height="0.616cm" fo:min-width="0.876cm" fo:padding-top="0.151cm" fo:padding-bottom="0.151cm" fo:padding-left="0.276cm" fo:padding-right="0.276cm" style:protect="size"/>
      <style:paragraph-properties style:writing-mode="lr-tb"/>
    </style:style>
    <style:style style:name="gr135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876cm" fo:padding-top="0.151cm" fo:padding-bottom="0.151cm" fo:padding-left="0.276cm" fo:padding-right="0.276cm" style:protect="size"/>
      <style:paragraph-properties style:writing-mode="lr-tb"/>
    </style:style>
    <style:style style:name="gr136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37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1.382cm" fo:padding-top="0.151cm" fo:padding-bottom="0.151cm" fo:padding-left="0.276cm" fo:padding-right="0.276cm"/>
      <style:paragraph-properties style:writing-mode="lr-tb"/>
    </style:style>
    <style:style style:name="gr138" style:family="graphic" style:parent-style-name="standard" style:list-style-name="L1">
      <style:graphic-properties svg:stroke-width="0.051cm" svg:stroke-color="#000000" draw:marker-start-width="0.279cm" draw:marker-end-width="0.279cm" draw:fill-color="#999999" draw:textarea-horizontal-align="justify" draw:textarea-vertical-align="middle" draw:auto-grow-height="false" fo:min-height="0.616cm" fo:min-width="0.876cm" fo:padding-top="0.151cm" fo:padding-bottom="0.151cm" fo:padding-left="0.276cm" fo:padding-right="0.276cm" style:protect="size"/>
      <style:paragraph-properties style:writing-mode="lr-tb"/>
    </style:style>
    <style:style style:name="gr139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40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41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42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43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44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45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46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47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48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49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50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51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52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53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54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55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56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57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58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59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60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61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62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63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64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65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66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67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68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69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70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71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72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73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74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75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76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77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78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79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80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81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876cm" fo:padding-top="0.151cm" fo:padding-bottom="0.151cm" fo:padding-left="0.276cm" fo:padding-right="0.276cm" style:protect="size"/>
      <style:paragraph-properties style:writing-mode="lr-tb"/>
    </style:style>
    <style:style style:name="gr182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83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84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85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86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87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1.382cm" fo:padding-top="0.151cm" fo:padding-bottom="0.151cm" fo:padding-left="0.276cm" fo:padding-right="0.276cm"/>
      <style:paragraph-properties style:writing-mode="lr-tb"/>
    </style:style>
    <style:style style:name="gr188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876cm" fo:padding-top="0.151cm" fo:padding-bottom="0.151cm" fo:padding-left="0.276cm" fo:padding-right="0.276cm" style:protect="size"/>
      <style:paragraph-properties style:writing-mode="lr-tb"/>
    </style:style>
    <style:style style:name="gr189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876cm" fo:padding-top="0.151cm" fo:padding-bottom="0.151cm" fo:padding-left="0.276cm" fo:padding-right="0.276cm" style:protect="size"/>
      <style:paragraph-properties style:writing-mode="lr-tb"/>
    </style:style>
    <style:style style:name="gr190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91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1.382cm" fo:padding-top="0.151cm" fo:padding-bottom="0.151cm" fo:padding-left="0.276cm" fo:padding-right="0.276cm"/>
      <style:paragraph-properties style:writing-mode="lr-tb"/>
    </style:style>
    <style:style style:name="gr192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876cm" fo:padding-top="0.151cm" fo:padding-bottom="0.151cm" fo:padding-left="0.276cm" fo:padding-right="0.276cm" style:protect="size"/>
      <style:paragraph-properties style:writing-mode="lr-tb"/>
    </style:style>
    <style:style style:name="gr193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94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95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96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97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98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199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200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201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202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203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204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205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206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207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208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209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210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211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212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213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214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215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216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616cm" fo:min-width="0.366cm" fo:padding-top="0.151cm" fo:padding-bottom="0.151cm" fo:padding-left="0.276cm" fo:padding-right="0.276cm" style:protect="size"/>
      <style:paragraph-properties style:writing-mode="lr-tb"/>
    </style:style>
    <style:style style:name="gr217" style:family="graphic" style:parent-style-name="standard">
      <style:graphic-properties draw:stroke="none" svg:stroke-color="#000000" draw:fill="none" draw:fill-color="#ffffff" fo:min-height="2.036cm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ans" fo:font-size="9pt" fo:font-weight="bold" style:letter-kerning="true" style:font-size-asian="10pt" style:font-name-complex="FreeSans" style:font-size-complex="10pt"/>
    </style:style>
    <style:style style:name="P2" style:family="paragraph">
      <loext:graphic-properties draw:fill-color="#ffffff"/>
      <style:paragraph-properties fo:text-align="center" style:writing-mode="lr-tb"/>
      <style:text-properties style:font-name="Liberation Sans" fo:font-size="9pt" fo:font-weight="bold" style:letter-kerning="true" style:font-size-asian="10pt" style:font-name-complex="FreeSans" style:font-size-complex="10pt"/>
    </style:style>
    <style:style style:name="P3" style:family="paragraph">
      <style:paragraph-properties fo:text-align="center" style:writing-mode="lr-tb"/>
      <style:text-properties style:font-name="Liberation Sans" fo:font-size="12pt" fo:font-weight="bold" style:letter-kerning="true" style:font-size-asian="18pt" style:font-name-complex="FreeSans" style:font-size-complex="18pt"/>
    </style:style>
    <style:style style:name="P4" style:family="paragraph">
      <loext:graphic-properties draw:fill-color="#ffffff"/>
      <style:paragraph-properties fo:text-align="center" style:writing-mode="lr-tb"/>
      <style:text-properties style:font-name="Liberation Sans" fo:font-size="12pt" fo:font-weight="bold" style:letter-kerning="true" style:font-size-asian="18pt" style:font-name-complex="FreeSans" style:font-size-complex="18pt"/>
    </style:style>
    <style:style style:name="P5" style:family="paragraph">
      <style:paragraph-properties fo:text-align="center" style:writing-mode="lr-tb"/>
      <style:text-properties style:font-name="Liberation Sans" fo:font-size="12pt" style:text-underline-style="solid" style:text-underline-width="auto" style:text-underline-color="font-color" fo:font-weight="bold" style:letter-kerning="true" style:font-size-asian="18pt" style:font-name-complex="FreeSans" style:font-size-complex="18pt"/>
    </style:style>
    <style:style style:name="P6" style:family="paragraph">
      <loext:graphic-properties draw:fill-color="#ffffff"/>
      <style:paragraph-properties fo:text-align="center" style:writing-mode="lr-tb"/>
      <style:text-properties style:font-name="Liberation Sans" fo:font-size="12pt" style:text-underline-style="solid" style:text-underline-width="auto" style:text-underline-color="font-color" fo:font-weight="bold" style:letter-kerning="true" style:font-size-asian="18pt" style:font-name-complex="FreeSans" style:font-size-complex="18pt"/>
    </style:style>
    <style:style style:name="P7" style:family="paragraph">
      <style:paragraph-properties fo:text-align="center" style:writing-mode="lr-tb"/>
      <style:text-properties style:font-name="Liberation Sans" fo:font-size="9pt" fo:font-weight="bold" style:letter-kerning="true" style:font-size-asian="18pt" style:font-name-complex="FreeSans" style:font-size-complex="18pt"/>
    </style:style>
    <style:style style:name="P8" style:family="paragraph">
      <loext:graphic-properties draw:fill-color="#ffffff"/>
      <style:paragraph-properties fo:text-align="center" style:writing-mode="lr-tb"/>
      <style:text-properties style:font-name="Liberation Sans" fo:font-size="9pt" fo:font-weight="bold" style:letter-kerning="true" style:font-size-asian="18pt" style:font-name-complex="FreeSans" style:font-size-complex="18pt"/>
    </style:style>
    <style:style style:name="P9" style:family="paragraph">
      <loext:graphic-properties draw:fill-color="#dddddd"/>
      <style:paragraph-properties fo:text-align="center" style:writing-mode="lr-tb"/>
      <style:text-properties style:font-name="Liberation Sans" fo:font-size="9pt" fo:font-weight="bold" style:letter-kerning="true" style:font-size-asian="18pt" style:font-name-complex="FreeSans" style:font-size-complex="18pt"/>
    </style:style>
    <style:style style:name="P10" style:family="paragraph">
      <loext:graphic-properties draw:fill-color="#eeeeee"/>
      <style:paragraph-properties fo:text-align="center" style:writing-mode="lr-tb"/>
      <style:text-properties style:font-name="Liberation Sans" fo:font-size="9pt" fo:font-weight="bold" style:letter-kerning="true" style:font-size-asian="10pt" style:font-name-complex="FreeSans" style:font-size-complex="10pt"/>
    </style:style>
    <style:style style:name="P11" style:family="paragraph">
      <loext:graphic-properties draw:fill-color="#eeeeee"/>
      <style:paragraph-properties fo:text-align="center" style:writing-mode="lr-tb"/>
      <style:text-properties style:font-name="Liberation Sans" fo:font-size="9pt" fo:font-weight="bold" style:letter-kerning="true" style:font-size-asian="18pt" style:font-name-complex="FreeSans" style:font-size-complex="18pt"/>
    </style:style>
    <style:style style:name="P12" style:family="paragraph">
      <loext:graphic-properties draw:fill-color="#999999"/>
      <style:paragraph-properties fo:text-align="center" style:writing-mode="lr-tb"/>
      <style:text-properties style:font-name="Liberation Sans" fo:font-size="9pt" fo:font-weight="bold" style:letter-kerning="true" style:font-size-asian="18pt" style:font-name-complex="FreeSans" style:font-size-complex="18pt"/>
    </style:style>
    <style:style style:name="P13" style:family="paragraph">
      <style:paragraph-properties fo:text-align="center" style:writing-mode="lr-tb"/>
      <style:text-properties style:font-name="Liberation Sans" fo:font-size="9pt" fo:font-weight="bold" style:letter-kerning="true" style:font-size-asian="9pt" style:font-name-complex="FreeSans" style:font-size-complex="9pt"/>
    </style:style>
    <style:style style:name="P14" style:family="paragraph">
      <loext:graphic-properties draw:fill-color="#ffffff"/>
      <style:paragraph-properties fo:text-align="center" style:writing-mode="lr-tb"/>
      <style:text-properties style:font-name="Liberation Sans" fo:font-size="9pt" fo:font-weight="bold" style:letter-kerning="true" style:font-size-asian="9pt" style:font-name-complex="FreeSans" style:font-size-complex="9pt"/>
    </style:style>
    <style:style style:name="P15" style:family="paragraph">
      <style:paragraph-properties fo:text-align="center"/>
      <style:text-properties fo:color="#00a933" loext:opacity="100%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00a933" loext:opacity="100%"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text-align="center"/>
      <style:text-properties fo:color="#808080" loext:opacity="100%"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color="#808080" loext:opacity="100%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9pt" fo:font-weight="bold" style:letter-kerning="true" style:font-size-asian="10pt" style:font-name-complex="FreeSans" style:font-size-complex="10pt"/>
    </style:style>
    <style:style style:name="T2" style:family="text">
      <style:text-properties style:font-name="Liberation Sans" fo:font-size="12pt" fo:font-weight="bold" style:letter-kerning="true" style:font-size-asian="18pt" style:font-name-complex="FreeSans" style:font-size-complex="18pt"/>
    </style:style>
    <style:style style:name="T3" style:family="text">
      <style:text-properties style:font-name="Liberation Sans" fo:font-size="12pt" style:text-underline-style="solid" style:text-underline-width="auto" style:text-underline-color="font-color" fo:font-weight="bold" style:letter-kerning="true" style:font-size-asian="18pt" style:font-name-complex="FreeSans" style:font-size-complex="18pt"/>
    </style:style>
    <style:style style:name="T4" style:family="text">
      <style:text-properties style:font-name="Liberation Sans" fo:font-size="9pt" fo:font-weight="bold" style:letter-kerning="true" style:font-size-asian="18pt" style:font-name-complex="FreeSans" style:font-size-complex="18pt"/>
    </style:style>
    <style:style style:name="T5" style:family="text">
      <style:text-properties style:font-name="Liberation Sans" fo:font-size="9pt" fo:font-weight="bold" style:letter-kerning="true" style:font-size-asian="9pt" style:font-name-complex="FreeSans" style:font-size-complex="9pt"/>
    </style:style>
    <style:style style:name="T6" style:family="text">
      <style:text-properties fo:color="#00a933" loext:opacity="100%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808080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016cm" svg:height="1.016cm" draw:transform="rotate (0.0872664625997165) translate (1.862cm 1.873cm)">
          <text:p text:style-name="P1"><text:span text:style-name="T1">t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016cm" svg:height="1.016cm" draw:transform="rotate (0.0872664625997165) translate (2.841cm 1.406cm)">
          <text:p text:style-name="P3"><text:span text:style-name="T2">‘ 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016cm" svg:height="1.016cm" svg:x="4.161cm" svg:y="1.016cm">
          <text:p text:style-name="P3"><text:span text:style-name="T2">, &l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016cm" svg:height="1.016cm" svg:x="5.177cm" svg:y="0.889cm">
          <text:p text:style-name="P3"><text:span text:style-name="T2">.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016cm" svg:height="1.016cm" svg:x="6.193cm" svg:y="1.016cm">
          <text:p text:style-name="P3"><text:span text:style-name="T2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016cm" svg:height="1.016cm" svg:x="7.209cm" svg:y="1.143cm">
          <text:p text:style-name="P3"><text:span text:style-name="T2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016cm" svg:height="1.016cm" draw:transform="rotate (0.0872664625997165) translate (1.95cm 2.886cm)">
          <text:p text:style-name="P1"><text:span text:style-name="T1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.016cm" svg:height="1.016cm" draw:transform="rotate (0.0872664625997165) translate (2.931cm 2.417cm)">
          <text:p text:style-name="P3"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.016cm" svg:height="1.016cm" svg:x="4.161cm" svg:y="2.032cm">
          <text:p text:style-name="P3"><text:span text:style-name="T2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.016cm" svg:height="1.016cm" svg:x="5.177cm" svg:y="1.905cm">
          <text:p text:style-name="P3"><text:span text:style-name="T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016cm" svg:height="1.016cm" svg:x="6.193cm" svg:y="2.032cm">
          <text:p text:style-name="P5"><text:span text:style-name="T3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1.016cm" svg:height="1.016cm" svg:x="7.209cm" svg:y="2.159cm">
          <text:p text:style-name="P3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.016cm" svg:height="1.016cm" draw:transform="rotate (0.0872664625997165) translate (2.04cm 3.897cm)">
          <text:p text:style-name="P1"><text:span text:style-name="T1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.016cm" svg:height="1.016cm" draw:transform="rotate (0.0872664625997165) translate (3.018cm 3.43cm)">
          <text:p text:style-name="P3"><text:span text:style-name="T2">; 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1.016cm" svg:height="1.016cm" svg:x="4.161cm" svg:y="3.048cm">
          <text:p text:style-name="P3"><text:span text:style-name="T2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1.016cm" svg:height="1.016cm" svg:x="5.177cm" svg:y="2.921cm">
          <text:p text:style-name="P3"><text:span text:style-name="T2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1.016cm" svg:height="1.016cm" svg:x="6.193cm" svg:y="3.048cm">
          <text:p text:style-name="P3"><text:span text:style-name="T2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016cm" svg:height="1.016cm" svg:x="7.209cm" svg:y="3.175cm">
          <text:p text:style-name="P3"><text:span text:style-name="T2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draw:layer="layout" svg:width="1.526cm" svg:height="1.016cm" draw:transform="rotate (1.48352986419518) translate (8.352cm 3.298cm)">
          <text:p text:style-name="P7"><text:span text:style-name="T4">b</text:span><text:span text:style-name="T4">s</text:span><text:span text:style-name="T4">p</text:span><text:span text:style-name="T4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1.016cm" svg:height="1.016cm" draw:transform="rotate (0.0872664625997165) translate (2.277cm 5.151cm)">
          <text:p text:style-name="P3"><text:span text:style-name="T2">` </text:span><text:span text:style-name="T2">~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draw:layer="layout" svg:width="1.016cm" svg:height="1.016cm" draw:transform="rotate (-0.0872664625997166) translate (5.137cm 4.146cm)">
          <text:p text:style-name="P7"><text:span text:style-name="T4">p</text:span><text:span text:style-name="T4">g</text:span><text:span text:style-name="T4">u</text:span><text:span text:style-name="T4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1.016cm" svg:height="1.016cm" draw:transform="rotate (-0.0872664625997166) translate (4.036cm 5.07cm)">
          <text:p text:style-name="P7"><text:span text:style-name="T4">h</text:span><text:span text:style-name="T4">o</text:span><text:span text:style-name="T4">m</text:span><text:span text:style-name="T4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draw:layer="layout" svg:width="1.016cm" svg:height="1.016cm" draw:transform="rotate (-0.0872664625997166) translate (5.046cm 5.159cm)">
          <text:p text:style-name="P7"><text:span text:style-name="T4">p</text:span><text:span text:style-name="T4">g</text:span><text:span text:style-name="T4">d</text:span><text:span text:style-name="T4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1.016cm" svg:height="1.016cm" draw:transform="rotate (-0.0872664625997166) translate (6.06cm 5.247cm)">
          <text:p text:style-name="P7"><text:span text:style-name="T4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draw:layer="layout" svg:width="2.032cm" svg:height="1.016cm" draw:transform="rotate (1.30899693899575) translate (7.471cm 6.336cm)">
          <text:p text:style-name="P7"><text:span text:style-name="T4">s</text:span><text:span text:style-name="T4">p</text:span><text:span text:style-name="T4">a</text:span><text:span text:style-name="T4">c</text:span><text:span text:style-name="T4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9" draw:layer="layout" svg:width="1.526cm" svg:height="1.016cm" draw:transform="rotate (1.0471975511966) translate (8.479cm 6.604cm)">
          <text:p text:style-name="P7"><text:span text:style-name="T4">L</text:span><text:span text:style-name="T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draw:layer="layout" svg:width="1.526cm" svg:height="1.016cm" draw:transform="rotate (-1.48352986419518) translate (13.047cm 1.778cm)">
          <text:p text:style-name="P7"><text:span text:style-name="T4">b</text:span><text:span text:style-name="T4">s</text:span><text:span text:style-name="T4">p</text:span><text:span text:style-name="T4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draw:layer="layout" svg:width="1.016cm" svg:height="1.016cm" draw:transform="rotate (1.0471975511966) translate (9.25cm 5.207cm)">
          <text:p text:style-name="P7"><text:span text:style-name="T4">c</text:span><text:span text:style-name="T4">m</text:span><text:span text:style-name="T4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draw:layer="layout" svg:width="2.032cm" svg:height="1.016cm" draw:transform="rotate (-1.30899693899575) translate (13.541cm 4.378cm)">
          <text:p text:style-name="P7"><text:span text:style-name="T4">s</text:span><text:span text:style-name="T4">p</text:span><text:span text:style-name="T4">a</text:span><text:span text:style-name="T4">c</text:span><text:span text:style-name="T4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1.526cm" svg:height="1.016cm" draw:transform="rotate (-1.0471975511966) translate (12.288cm 5.282cm)">
          <text:p text:style-name="P7"><text:span text:style-name="T4">re</text:span><text:span text:style-name="T4">t</text:span></text:p>
          <text:p text:style-name="P7"><text:span text:style-name="T4">L</text:span><text:span text:style-name="T4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8" draw:layer="layout" svg:width="1.016cm" svg:height="1.016cm" draw:transform="rotate (-1.0471975511966) translate (11.772cm 4.318cm)">
          <text:p text:style-name="P7"><text:span text:style-name="T4">al</text:span><text:span text:style-name="T4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" draw:layer="layout" svg:width="1.016cm" svg:height="1.016cm" draw:transform="rotate (-0.0872664625997166) translate (17.676cm 1.317cm)">
          <text:p text:style-name="P3"><text:span text:style-name="T2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016cm" svg:height="1.016cm" svg:x="14.321cm" svg:y="1.016cm">
          <text:p text:style-name="P3"><text:span text:style-name="T2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016cm" svg:height="1.016cm" svg:x="15.337cm" svg:y="0.889cm">
          <text:p text:style-name="P3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" draw:layer="layout" svg:width="1.016cm" svg:height="1.016cm" svg:x="16.353cm" svg:y="1.016cm">
          <text:p text:style-name="P3"><text:span text:style-name="T2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draw:layer="layout" svg:width="1.016cm" svg:height="1.016cm" svg:x="13.305cm" svg:y="1.143cm">
          <text:p text:style-name="P3"><text:span text:style-name="T2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016cm" svg:height="1.016cm" draw:transform="rotate (-0.0872664625997166) translate (17.589cm 2.33cm)">
          <text:p text:style-name="P3"><text:span text:style-name="T2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1.016cm" svg:height="1.016cm" svg:x="14.321cm" svg:y="2.032cm">
          <text:p text:style-name="P5"><text:span text:style-name="T3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" draw:layer="layout" svg:width="1.016cm" svg:height="1.016cm" svg:x="15.337cm" svg:y="1.905cm">
          <text:p text:style-name="P3"><text:span text:style-name="T2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" draw:layer="layout" svg:width="1.016cm" svg:height="1.016cm" svg:x="16.353cm" svg:y="2.032cm">
          <text:p text:style-name="P3"><text:span text:style-name="T2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" draw:layer="layout" svg:width="1.016cm" svg:height="1.016cm" svg:x="13.305cm" svg:y="2.159cm">
          <text:p text:style-name="P3"><text:span text:style-name="T2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" draw:layer="layout" svg:width="1.016cm" svg:height="1.016cm" draw:transform="rotate (-0.0872664625997166) translate (17.498cm 3.342cm)">
          <text:p text:style-name="P3"><text:span text:style-name="T2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016cm" svg:height="1.016cm" svg:x="14.321cm" svg:y="3.048cm">
          <text:p text:style-name="P3"><text:span text:style-name="T2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draw:layer="layout" svg:width="1.016cm" svg:height="1.016cm" svg:x="15.337cm" svg:y="2.921cm">
          <text:p text:style-name="P3"><text:span text:style-name="T2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" draw:layer="layout" svg:width="1.016cm" svg:height="1.016cm" svg:x="16.353cm" svg:y="3.046cm">
          <text:p text:style-name="P3"><text:span text:style-name="T2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" draw:layer="layout" svg:width="1.016cm" svg:height="1.016cm" svg:x="13.305cm" svg:y="3.175cm">
          <text:p text:style-name="P3"><text:span text:style-name="T2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8" draw:layer="layout" svg:width="1.016cm" svg:height="1.016cm" draw:transform="rotate (0.0872664625997165) translate (15.371cm 4.229cm)">
          <text:p text:style-name="P7"><text:span text:style-name="T4">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8" draw:layer="layout" svg:width="1.016cm" svg:height="1.016cm" draw:transform="rotate (0.0872664625997165) translate (14.448cm 5.347cm)">
          <text:p text:style-name="P7"><text:span text:style-name="T4">le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8" draw:layer="layout" svg:width="1.016cm" svg:height="1.016cm" draw:transform="rotate (0.0872664625997165) translate (15.458cm 5.245cm)">
          <text:p text:style-name="P7"><text:span text:style-name="T4">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8" draw:layer="layout" svg:width="1.016cm" svg:height="1.016cm" draw:transform="rotate (0.0872664625997165) translate (16.472cm 5.169cm)">
          <text:p text:style-name="P7"><text:span text:style-name="T4">rig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" draw:layer="layout" svg:width="1.016cm" svg:height="1.016cm" draw:transform="rotate (-0.0872664625997166) translate (18.657cm 1.786cm)">
          <text:p text:style-name="P1"><text:span text:style-name="T1">= 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draw:layer="layout" svg:width="1.016cm" svg:height="1.016cm" draw:transform="rotate (-0.0872664625997166) translate (18.567cm 2.799cm)">
          <text:p text:style-name="P1"><text:span text:style-name="T1">- 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draw:layer="layout" svg:width="1.016cm" svg:height="1.016cm" draw:transform="rotate (-0.0872664625997166) translate (18.48cm 3.81cm)">
          <text:p text:style-name="P1"><text:span text:style-name="T1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" draw:layer="layout" svg:width="1.016cm" svg:height="1.016cm" draw:transform="rotate (-0.0872664625997166) translate (18.242cm 5.064cm)">
          <text:p text:style-name="P3"><text:span text:style-name="T2">/ 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0" draw:layer="layout" svg:width="1.016cm" svg:height="1.016cm" draw:transform="rotate (0.0872664625997165) translate (1.862cm 8.423cm)">
          <text:p text:style-name="P1"><text:span text:style-name="T1">es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layout" svg:width="1.016cm" svg:height="1.016cm" draw:transform="rotate (0.0872664625997165) translate (2.841cm 7.956cm)">
          <text:p text:style-name="P3"><text:span text:style-name="T2">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layout" svg:width="1.016cm" svg:height="1.016cm" svg:x="4.161cm" svg:y="7.566cm">
          <text:p text:style-name="P3"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" draw:layer="layout" svg:width="1.016cm" svg:height="1.016cm" svg:x="5.177cm" svg:y="7.439cm">
          <text:p text:style-name="P3"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" draw:layer="layout" svg:width="1.016cm" svg:height="1.016cm" svg:x="6.193cm" svg:y="7.566cm">
          <text:p text:style-name="P3"><text:span text:style-name="T2">$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016cm" svg:height="1.016cm" svg:x="7.209cm" svg:y="7.693cm">
          <text:p text:style-name="P3"><text:span text:style-name="T2">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" draw:layer="layout" svg:width="1.016cm" svg:height="1.016cm" draw:transform="rotate (0.0872664625997165) translate (1.95cm 9.436cm)">
          <text:p text:style-name="P1"><text:span text:style-name="T1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draw:layer="layout" svg:width="1.016cm" svg:height="1.016cm" draw:transform="rotate (0.0872664625997165) translate (2.931cm 8.967cm)">
          <text:p text:style-name="P3"><text:span text:style-name="T2">^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draw:layer="layout" svg:width="1.016cm" svg:height="1.016cm" svg:x="4.161cm" svg:y="8.582cm">
          <text:p text:style-name="P3"><text:span text:style-name="T2">&amp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" draw:layer="layout" svg:width="1.016cm" svg:height="1.016cm" svg:x="5.177cm" svg:y="8.455cm">
          <text:p text:style-name="P3"><text:span text:style-name="T2">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" draw:layer="layout" svg:width="1.016cm" svg:height="1.016cm" svg:x="6.193cm" svg:y="8.582cm">
          <text:p text:style-name="P3"><text:span text:style-name="T2">(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" draw:layer="layout" svg:width="1.016cm" svg:height="1.016cm" svg:x="7.209cm" svg:y="8.709cm">
          <text:p text:style-name="P3"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" draw:layer="layout" svg:width="1.016cm" svg:height="1.016cm" draw:transform="rotate (0.0872664625997165) translate (2.04cm 10.447cm)">
          <text:p text:style-name="P1"><text:span text:style-name="T1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4" draw:layer="layout" svg:width="1.016cm" svg:height="1.016cm" draw:transform="rotate (0.0872664625997165) translate (3.018cm 9.98cm)">
          <text:p text:style-name="P3"><text:span text:style-name="T2">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" draw:layer="layout" svg:width="1.016cm" svg:height="1.016cm" svg:x="4.161cm" svg:y="9.598cm">
          <text:p text:style-name="P3"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" draw:layer="layout" svg:width="1.016cm" svg:height="1.016cm" svg:x="5.177cm" svg:y="9.471cm">
          <text:p text:style-name="P3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" draw:layer="layout" svg:width="1.016cm" svg:height="1.016cm" svg:x="6.193cm" svg:y="9.598cm">
          <text:p text:style-name="P3"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4" draw:layer="layout" svg:width="1.016cm" svg:height="1.016cm" svg:x="7.209cm" svg:y="9.725cm">
          <text:p text:style-name="P3"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1" draw:layer="layout" svg:width="1.526cm" svg:height="1.016cm" draw:transform="rotate (1.48352986419518) translate (8.352cm 9.848cm)">
          <text:p text:style-name="P7"><text:span text:style-name="T4">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" draw:layer="layout" svg:width="1.016cm" svg:height="1.016cm" draw:transform="rotate (0.0872664625997165) translate (2.277cm 11.701cm)">
          <text:p text:style-name="P3"><text:span text:style-name="T2">~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8" draw:layer="layout" svg:width="1.016cm" svg:height="1.016cm" draw:transform="rotate (-0.0872664625997166) translate (5.137cm 10.696cm)">
          <text:p text:style-name="P7"><text:span text:style-name="T4">pg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8" draw:layer="layout" svg:width="1.016cm" svg:height="1.016cm" draw:transform="rotate (-0.0872664625997166) translate (4.036cm 11.62cm)">
          <text:p text:style-name="P7"><text:span text:style-name="T4">h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8" draw:layer="layout" svg:width="1.016cm" svg:height="1.016cm" draw:transform="rotate (-0.0872664625997166) translate (5.046cm 11.709cm)">
          <text:p text:style-name="P7"><text:span text:style-name="T4">pgd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8" draw:layer="layout" svg:width="1.016cm" svg:height="1.016cm" draw:transform="rotate (-0.0872664625997166) translate (6.06cm 11.797cm)">
          <text:p text:style-name="P7"><text:span text:style-name="T4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8" draw:layer="layout" svg:width="2.032cm" svg:height="1.016cm" draw:transform="rotate (1.30899693899575) translate (7.471cm 12.886cm)">
          <text:p text:style-name="P7"><text:span text:style-name="T4">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2" draw:layer="layout" svg:width="1.526cm" svg:height="1.016cm" draw:transform="rotate (1.0471975511966) translate (8.479cm 13.15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8" draw:layer="layout" svg:width="1.526cm" svg:height="1.016cm" draw:transform="rotate (-1.48352986419518) translate (13.047cm 8.328cm)">
          <text:p text:style-name="P7"><text:span text:style-name="T4">bs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8" draw:layer="layout" svg:width="1.016cm" svg:height="1.016cm" draw:transform="rotate (1.0471975511966) translate (9.25cm 11.757cm)">
          <text:p text:style-name="P7"><text:span text:style-name="T4">cm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8" draw:layer="layout" svg:width="2.032cm" svg:height="1.016cm" draw:transform="rotate (-1.30899693899575) translate (13.541cm 10.928cm)">
          <text:p text:style-name="P7"><text:span text:style-name="T4">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8" draw:layer="layout" svg:width="1.526cm" svg:height="1.016cm" draw:transform="rotate (-1.0471975511966) translate (12.288cm 11.832cm)">
          <text:p text:style-name="P7"><text:span text:style-name="T4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8" draw:layer="layout" svg:width="1.016cm" svg:height="1.016cm" draw:transform="rotate (-1.0471975511966) translate (11.772cm 10.868cm)">
          <text:p text:style-name="P7"><text:span text:style-name="T4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4" draw:layer="layout" svg:width="1.016cm" svg:height="1.016cm" draw:transform="rotate (-0.0872664625997166) translate (17.676cm 7.867cm)">
          <text:p text:style-name="P3"><text:span text:style-name="T2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4" draw:layer="layout" svg:width="1.016cm" svg:height="1.016cm" svg:x="14.321cm" svg:y="7.566cm">
          <text:p text:style-name="P3"><text:span text:style-name="T2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layout" svg:width="1.016cm" svg:height="1.016cm" svg:x="15.337cm" svg:y="7.439cm">
          <text:p text:style-name="P3"><text:span text:style-name="T2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draw:layer="layout" svg:width="1.016cm" svg:height="1.016cm" svg:x="16.353cm" svg:y="7.566cm">
          <text:p text:style-name="P3"><text:span text:style-name="T2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8" draw:layer="layout" svg:width="1.016cm" svg:height="1.016cm" svg:x="13.305cm" svg:y="7.693cm">
          <text:p text:style-name="P7"><text:span text:style-name="T4">0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" draw:layer="layout" svg:width="1.016cm" svg:height="1.016cm" draw:transform="rotate (-0.0872664625997166) translate (17.589cm 8.88cm)">
          <text:p text:style-name="P3"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4" draw:layer="layout" svg:width="1.016cm" svg:height="1.016cm" svg:x="14.321cm" svg:y="8.582cm">
          <text:p text:style-name="P3"><text:span text:style-name="T2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" draw:layer="layout" svg:width="1.016cm" svg:height="1.016cm" svg:x="15.337cm" svg:y="8.455cm">
          <text:p text:style-name="P3"><text:span text:style-name="T2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" draw:layer="layout" svg:width="1.016cm" svg:height="1.016cm" svg:x="16.353cm" svg:y="8.582cm">
          <text:p text:style-name="P3"><text:span text:style-name="T2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4" draw:layer="layout" svg:width="1.016cm" svg:height="1.016cm" svg:x="13.305cm" svg:y="8.709cm">
          <text:p text:style-name="P3"><text:span text:style-name="T2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4" draw:layer="layout" svg:width="1.016cm" svg:height="1.016cm" draw:transform="rotate (-0.0872664625997166) translate (17.498cm 9.892cm)">
          <text:p text:style-name="P3"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draw:layer="layout" svg:width="1.016cm" svg:height="1.016cm" svg:x="14.321cm" svg:y="9.598cm">
          <text:p text:style-name="P3"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" draw:layer="layout" svg:width="1.016cm" svg:height="1.016cm" svg:x="15.337cm" svg:y="9.471cm">
          <text:p text:style-name="P3"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draw:layer="layout" svg:width="1.016cm" svg:height="1.016cm" svg:x="16.353cm" svg:y="9.596cm">
          <text:p text:style-name="P3"><text:span text:style-name="T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4" draw:layer="layout" svg:width="1.016cm" svg:height="1.016cm" svg:x="13.305cm" svg:y="9.725cm">
          <text:p text:style-name="P3"><text:span text:style-name="T2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8" draw:layer="layout" svg:width="1.016cm" svg:height="1.016cm" draw:transform="rotate (0.0872664625997165) translate (15.371cm 10.779cm)">
          <text:p text:style-name="P7"><text:span text:style-name="T4">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8" draw:layer="layout" svg:width="1.016cm" svg:height="1.016cm" draw:transform="rotate (0.0872664625997165) translate (14.448cm 11.897cm)">
          <text:p text:style-name="P7"><text:span text:style-name="T4">le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8" draw:layer="layout" svg:width="1.016cm" svg:height="1.016cm" draw:transform="rotate (0.0872664625997165) translate (15.458cm 11.795cm)">
          <text:p text:style-name="P7"><text:span text:style-name="T4">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8" draw:layer="layout" svg:width="1.016cm" svg:height="1.016cm" draw:transform="rotate (0.0872664625997165) translate (16.472cm 11.719cm)">
          <text:p text:style-name="P7"><text:span text:style-name="T4">rig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2" draw:layer="layout" svg:width="1.016cm" svg:height="1.016cm" draw:transform="rotate (-0.0872664625997166) translate (18.657cm 8.336cm)">
          <text:p text:style-name="P1"><text:span text:style-name="T1">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" draw:layer="layout" svg:width="1.016cm" svg:height="1.016cm" draw:transform="rotate (-0.0872664625997166) translate (18.567cm 9.349cm)">
          <text:p text:style-name="P1"><text:span text:style-name="T1">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2" draw:layer="layout" svg:width="1.016cm" svg:height="1.016cm" draw:transform="rotate (-0.0872664625997166) translate (18.48cm 10.36cm)">
          <text:p text:style-name="P1"><text:span text:style-name="T1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14" draw:layer="layout" svg:width="1.016cm" svg:height="1.016cm" draw:transform="rotate (-0.0872664625997166) translate (18.242cm 11.614cm)">
          <text:p text:style-name="P13"><text:span text:style-name="T5">men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10" draw:layer="layout" svg:width="1.016cm" svg:height="1.016cm" draw:transform="rotate (0.0872664625997165) translate (1.862cm 14.973cm)">
          <text:p text:style-name="P1"><text:span text:style-name="T1">alt- </text:span></text:p>
          <text:p text:style-name="P1"><text:span text:style-name="T1">t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8" draw:layer="layout" svg:width="1.016cm" svg:height="1.016cm" draw:transform="rotate (0.0872664625997165) translate (2.841cm 14.506cm)">
          <text:p text:style-name="P7"><text:span text:style-name="T4">F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8" draw:layer="layout" svg:width="1.016cm" svg:height="1.016cm" svg:x="4.161cm" svg:y="14.116cm">
          <text:p text:style-name="P7"><text:span text:style-name="T4">F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" draw:layer="layout" svg:width="1.016cm" svg:height="1.016cm" svg:x="5.177cm" svg:y="13.989cm">
          <text:p text:style-name="P7"><text:span text:style-name="T4">F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8" draw:layer="layout" svg:width="1.016cm" svg:height="1.016cm" svg:x="6.193cm" svg:y="14.116cm">
          <text:p text:style-name="P7"><text:span text:style-name="T4">F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8" draw:layer="layout" svg:width="1.016cm" svg:height="1.016cm" svg:x="7.209cm" svg:y="14.243cm">
          <text:p text:style-name="P7"><text:span text:style-name="T4">F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" draw:layer="layout" svg:width="1.016cm" svg:height="1.016cm" draw:transform="rotate (0.0872664625997165) translate (1.95cm 15.986cm)">
          <text:p text:style-name="P1"><text:span text:style-name="T1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8" draw:layer="layout" svg:width="1.016cm" svg:height="1.016cm" draw:transform="rotate (0.0872664625997165) translate (2.931cm 15.517cm)">
          <text:p text:style-name="P7"><text:span text:style-name="T4">F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8" draw:layer="layout" svg:width="1.016cm" svg:height="1.016cm" svg:x="4.161cm" svg:y="15.132cm">
          <text:p text:style-name="P7"><text:span text:style-name="T4">F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8" draw:layer="layout" svg:width="1.016cm" svg:height="1.016cm" svg:x="5.177cm" svg:y="15.005cm">
          <text:p text:style-name="P7"><text:span text:style-name="T4">F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8" draw:layer="layout" svg:width="1.016cm" svg:height="1.016cm" svg:x="6.193cm" svg:y="15.132cm">
          <text:p text:style-name="P7"><text:span text:style-name="T4">F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8" draw:layer="layout" svg:width="1.016cm" svg:height="1.016cm" svg:x="7.209cm" svg:y="15.259cm">
          <text:p text:style-name="P7"><text:span text:style-name="T4">F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2" draw:layer="layout" svg:width="1.016cm" svg:height="1.016cm" draw:transform="rotate (0.0872664625997165) translate (2.04cm 16.997cm)">
          <text:p text:style-name="P1"><text:span text:style-name="T1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8" draw:layer="layout" svg:width="1.016cm" svg:height="1.016cm" draw:transform="rotate (0.0872664625997165) translate (3.018cm 16.53cm)">
          <text:p text:style-name="P7"><text:span text:style-name="T4">F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8" draw:layer="layout" svg:width="1.016cm" svg:height="1.016cm" svg:x="4.161cm" svg:y="16.148cm">
          <text:p text:style-name="P7"><text:span text:style-name="T4">F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8" draw:layer="layout" svg:width="1.016cm" svg:height="1.016cm" svg:x="5.177cm" svg:y="16.021cm">
          <text:p text:style-name="P7"><text:span text:style-name="T4">F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8" draw:layer="layout" svg:width="1.016cm" svg:height="1.016cm" svg:x="6.193cm" svg:y="16.148cm">
          <text:p text:style-name="P7"><text:span text:style-name="T4">F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8" draw:layer="layout" svg:width="1.016cm" svg:height="1.016cm" svg:x="7.209cm" svg:y="16.275cm">
          <text:p text:style-name="P7"><text:span text:style-name="T4">F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11" draw:layer="layout" svg:width="1.526cm" svg:height="1.016cm" draw:transform="rotate (1.48352986419518) translate (8.352cm 16.398cm)">
          <text:p text:style-name="P7"><text:span text:style-name="T4">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" draw:layer="layout" svg:width="1.016cm" svg:height="1.016cm" draw:transform="rotate (0.0872664625997165) translate (2.277cm 18.251cm)">
          <text:p text:style-name="P3"><text:span text:style-name="T2">` ~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8" draw:layer="layout" svg:width="1.016cm" svg:height="1.016cm" draw:transform="rotate (-0.0872664625997166) translate (5.137cm 17.246cm)">
          <text:p text:style-name="P7"><text:span text:style-name="T4">pg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8" draw:layer="layout" svg:width="1.016cm" svg:height="1.016cm" draw:transform="rotate (-0.0872664625997166) translate (4.036cm 18.17cm)">
          <text:p text:style-name="P7"><text:span text:style-name="T4">h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8" draw:layer="layout" svg:width="1.016cm" svg:height="1.016cm" draw:transform="rotate (-0.0872664625997166) translate (5.046cm 18.259cm)">
          <text:p text:style-name="P7"><text:span text:style-name="T4">pgd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8" draw:layer="layout" svg:width="1.016cm" svg:height="1.016cm" draw:transform="rotate (-0.0872664625997166) translate (6.06cm 18.347cm)">
          <text:p text:style-name="P7"><text:span text:style-name="T4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8" draw:layer="layout" svg:width="2.032cm" svg:height="1.016cm" draw:transform="rotate (1.30899693899575) translate (7.471cm 19.436cm)">
          <text:p text:style-name="P7"><text:span text:style-name="T4">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11" draw:layer="layout" svg:width="1.526cm" svg:height="1.016cm" draw:transform="rotate (1.0471975511966) translate (8.479cm 19.704cm)">
          <text:p text:style-name="P7"><text:span text:style-name="T4">r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8" draw:layer="layout" svg:width="1.526cm" svg:height="1.016cm" draw:transform="rotate (-1.48352986419518) translate (13.047cm 14.878cm)">
          <text:p text:style-name="P7"><text:span text:style-name="T4">bs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8" draw:layer="layout" svg:width="1.016cm" svg:height="1.016cm" draw:transform="rotate (1.0471975511966) translate (9.25cm 18.307cm)">
          <text:p text:style-name="P7"><text:span text:style-name="T4">cm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8" draw:layer="layout" svg:width="2.032cm" svg:height="1.016cm" draw:transform="rotate (-1.30899693899575) translate (13.541cm 17.478cm)">
          <text:p text:style-name="P7"><text:span text:style-name="T4">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12" draw:layer="layout" svg:width="1.526cm" svg:height="1.016cm" draw:transform="rotate (-1.0471975511966) translate (12.288cm 18.38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8" draw:layer="layout" svg:width="1.016cm" svg:height="1.016cm" draw:transform="rotate (-1.0471975511966) translate (11.772cm 17.418cm)">
          <text:p text:style-name="P7"><text:span text:style-name="T4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4" draw:layer="layout" svg:width="1.016cm" svg:height="1.016cm" draw:transform="rotate (-0.0872664625997166) translate (17.676cm 14.41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8" draw:layer="layout" svg:width="1.016cm" svg:height="1.016cm" svg:x="14.321cm" svg:y="14.1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8" draw:layer="layout" svg:width="1.016cm" svg:height="1.016cm" svg:x="15.337cm" svg:y="13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8" draw:layer="layout" svg:width="1.016cm" svg:height="1.016cm" svg:x="16.353cm" svg:y="14.1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8" draw:layer="layout" svg:width="1.016cm" svg:height="1.016cm" svg:x="13.305cm" svg:y="14.2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8" draw:layer="layout" svg:width="1.016cm" svg:height="1.016cm" draw:transform="rotate (-0.0872664625997166) translate (17.589cm 15.4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8" draw:layer="layout" svg:width="1.016cm" svg:height="1.016cm" svg:x="14.321cm" svg:y="15.1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8" draw:layer="layout" svg:width="1.016cm" svg:height="1.016cm" svg:x="15.337cm" svg:y="15.0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8" draw:layer="layout" svg:width="1.016cm" svg:height="1.016cm" svg:x="16.353cm" svg:y="15.1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8" draw:layer="layout" svg:width="1.016cm" svg:height="1.016cm" svg:x="13.305cm" svg:y="15.2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8" draw:layer="layout" svg:width="1.016cm" svg:height="1.016cm" draw:transform="rotate (-0.0872664625997166) translate (17.498cm 16.44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8" draw:layer="layout" svg:width="1.016cm" svg:height="1.016cm" svg:x="14.321cm" svg:y="16.1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8" draw:layer="layout" svg:width="1.016cm" svg:height="1.016cm" svg:x="15.337cm" svg:y="16.0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8" draw:layer="layout" svg:width="1.016cm" svg:height="1.016cm" svg:x="16.353cm" svg:y="16.1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8" draw:layer="layout" svg:width="1.016cm" svg:height="1.016cm" svg:x="13.305cm" svg:y="16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8" draw:layer="layout" svg:width="1.016cm" svg:height="1.016cm" draw:transform="rotate (0.0872664625997165) translate (15.371cm 17.329cm)">
          <text:p text:style-name="P7"><text:span text:style-name="T4">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8" draw:layer="layout" svg:width="1.016cm" svg:height="1.016cm" draw:transform="rotate (0.0872664625997165) translate (14.448cm 18.447cm)">
          <text:p text:style-name="P7"><text:span text:style-name="T4">le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8" draw:layer="layout" svg:width="1.016cm" svg:height="1.016cm" draw:transform="rotate (0.0872664625997165) translate (15.458cm 18.345cm)">
          <text:p text:style-name="P7"><text:span text:style-name="T4">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8" draw:layer="layout" svg:width="1.016cm" svg:height="1.016cm" draw:transform="rotate (0.0872664625997165) translate (16.472cm 18.269cm)">
          <text:p text:style-name="P7"><text:span text:style-name="T4">rig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2" draw:layer="layout" svg:width="1.016cm" svg:height="1.016cm" draw:transform="rotate (-0.0872664625997166) translate (18.657cm 14.88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" draw:layer="layout" svg:width="1.016cm" svg:height="1.016cm" draw:transform="rotate (-0.0872664625997166) translate (18.567cm 15.899cm)">
          <text:p text:style-name="P1"><text:span text:style-name="T1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2" draw:layer="layout" svg:width="1.016cm" svg:height="1.016cm" draw:transform="rotate (-0.0872664625997166) translate (18.48cm 16.91cm)">
          <text:p text:style-name="P1"><text:span text:style-name="T1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14" draw:layer="layout" svg:width="1.016cm" svg:height="1.016cm" draw:transform="rotate (-0.0872664625997166) translate (18.242cm 18.164cm)">
          <text:p text:style-name="P13"><text:span text:style-name="T5">es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" draw:layer="layout" svg:width="1.016cm" svg:height="1.016cm" draw:transform="rotate (0.0872664625997165) translate (1.862cm 21.523cm)"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" draw:layer="layout" svg:width="1.016cm" svg:height="1.016cm" draw:transform="rotate (0.0872664625997165) translate (2.841cm 21.056cm)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4" draw:layer="layout" svg:width="1.016cm" svg:height="1.016cm" svg:x="4.161cm" svg:y="20.666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4" draw:layer="layout" svg:width="1.016cm" svg:height="1.016cm" svg:x="5.177cm" svg:y="20.539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4" draw:layer="layout" svg:width="1.016cm" svg:height="1.016cm" svg:x="6.193cm" svg:y="20.666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4" draw:layer="layout" svg:width="1.016cm" svg:height="1.016cm" svg:x="7.209cm" svg:y="20.793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2" draw:layer="layout" svg:width="1.016cm" svg:height="1.016cm" draw:transform="rotate (0.0872664625997165) translate (1.95cm 22.536cm)">
          <text:p text:style-name="P1"><text:span text:style-name="T1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4" draw:layer="layout" svg:width="1.016cm" svg:height="1.016cm" draw:transform="rotate (0.0872664625997165) translate (2.931cm 22.067cm)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4" draw:layer="layout" svg:width="1.016cm" svg:height="1.016cm" svg:x="4.161cm" svg:y="21.682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" draw:layer="layout" svg:width="1.016cm" svg:height="1.016cm" svg:x="5.177cm" svg:y="21.55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4" draw:layer="layout" svg:width="1.016cm" svg:height="1.016cm" svg:x="6.193cm" svg:y="21.682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4" draw:layer="layout" svg:width="1.016cm" svg:height="1.016cm" svg:x="7.209cm" svg:y="21.809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2" draw:layer="layout" svg:width="1.016cm" svg:height="1.016cm" draw:transform="rotate (0.0872664625997165) translate (2.04cm 23.547cm)">
          <text:p text:style-name="P1"><text:span text:style-name="T1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4" draw:layer="layout" svg:width="1.016cm" svg:height="1.016cm" draw:transform="rotate (0.0872664625997165) translate (3.018cm 23.08cm)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4" draw:layer="layout" svg:width="1.016cm" svg:height="1.016cm" svg:x="4.161cm" svg:y="22.698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4" draw:layer="layout" svg:width="1.016cm" svg:height="1.016cm" svg:x="5.177cm" svg:y="22.571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4" draw:layer="layout" svg:width="1.016cm" svg:height="1.016cm" svg:x="6.193cm" svg:y="22.698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4" draw:layer="layout" svg:width="1.016cm" svg:height="1.016cm" svg:x="7.209cm" svg:y="22.82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8" draw:layer="layout" svg:width="1.526cm" svg:height="1.016cm" draw:transform="rotate (1.48352986419518) translate (8.352cm 22.948cm)">
          <text:p text:style-name="P7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4" draw:layer="layout" svg:width="1.016cm" svg:height="1.016cm" draw:transform="rotate (0.0872664625997165) translate (2.277cm 24.801cm)">
          <text:p text:style-name="P3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8" draw:layer="layout" svg:width="1.016cm" svg:height="1.016cm" draw:transform="rotate (-0.0872664625997166) translate (5.137cm 23.796cm)">
          <text:p text:style-name="P7"><text:span text:style-name="T4">pg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8" draw:layer="layout" svg:width="1.016cm" svg:height="1.016cm" draw:transform="rotate (-0.0872664625997166) translate (4.036cm 24.72cm)">
          <text:p text:style-name="P7"><text:span text:style-name="T4">h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8" draw:layer="layout" svg:width="1.016cm" svg:height="1.016cm" draw:transform="rotate (-0.0872664625997166) translate (5.046cm 24.809cm)">
          <text:p text:style-name="P7"><text:span text:style-name="T4">pgd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8" draw:layer="layout" svg:width="1.016cm" svg:height="1.016cm" draw:transform="rotate (-0.0872664625997166) translate (6.06cm 24.897cm)">
          <text:p text:style-name="P7"><text:span text:style-name="T4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8" draw:layer="layout" svg:width="2.032cm" svg:height="1.016cm" draw:transform="rotate (1.30899693899575) translate (7.471cm 25.986cm)">
          <text:p text:style-name="P7"><text:span text:style-name="T4">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8" draw:layer="layout" svg:width="1.526cm" svg:height="1.016cm" draw:transform="rotate (1.0471975511966) translate (8.479cm 26.254cm)">
          <text:p text:style-name="P7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8" draw:layer="layout" svg:width="1.526cm" svg:height="1.016cm" draw:transform="rotate (-1.48352986419518) translate (13.047cm 21.428cm)">
          <text:p text:style-name="P7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8" draw:layer="layout" svg:width="1.016cm" svg:height="1.016cm" draw:transform="rotate (1.0471975511966) translate (9.25cm 24.857cm)">
          <text:p text:style-name="P7"><text:span text:style-name="T4">cm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8" draw:layer="layout" svg:width="2.032cm" svg:height="1.016cm" draw:transform="rotate (-1.30899693899575) translate (13.541cm 24.028cm)">
          <text:p text:style-name="P7"><text:span text:style-name="T4">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8" draw:layer="layout" svg:width="1.526cm" svg:height="1.016cm" draw:transform="rotate (-1.0471975511966) translate (12.288cm 24.93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8" draw:layer="layout" svg:width="1.016cm" svg:height="1.016cm" draw:transform="rotate (-1.0471975511966) translate (11.772cm 23.968cm)">
          <text:p text:style-name="P7"><text:span text:style-name="T4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4" draw:layer="layout" svg:width="1.016cm" svg:height="1.016cm" draw:transform="rotate (-0.0872664625997166) translate (17.676cm 20.96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4" draw:layer="layout" svg:width="1.016cm" svg:height="1.016cm" svg:x="14.321cm" svg:y="20.6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4" draw:layer="layout" svg:width="1.016cm" svg:height="1.016cm" svg:x="15.337cm" svg:y="20.5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4" draw:layer="layout" svg:width="1.016cm" svg:height="1.016cm" svg:x="16.353cm" svg:y="20.6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4" draw:layer="layout" svg:width="1.016cm" svg:height="1.016cm" svg:x="13.305cm" svg:y="20.7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4" draw:layer="layout" svg:width="1.016cm" svg:height="1.016cm" draw:transform="rotate (-0.0872664625997166) translate (17.589cm 21.9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4" draw:layer="layout" svg:width="1.016cm" svg:height="1.016cm" svg:x="14.321cm" svg:y="21.6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4" draw:layer="layout" svg:width="1.016cm" svg:height="1.016cm" svg:x="15.337cm" svg:y="21.5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4" draw:layer="layout" svg:width="1.016cm" svg:height="1.016cm" svg:x="16.353cm" svg:y="21.6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4" draw:layer="layout" svg:width="1.016cm" svg:height="1.016cm" svg:x="13.305cm" svg:y="21.8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4" draw:layer="layout" svg:width="1.016cm" svg:height="1.016cm" draw:transform="rotate (-0.0872664625997166) translate (17.498cm 22.99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4" draw:layer="layout" svg:width="1.016cm" svg:height="1.016cm" svg:x="14.321cm" svg:y="22.6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4" draw:layer="layout" svg:width="1.016cm" svg:height="1.016cm" svg:x="15.337cm" svg:y="22.5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4" draw:layer="layout" svg:width="1.016cm" svg:height="1.016cm" svg:x="16.353cm" svg:y="22.6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4" draw:layer="layout" svg:width="1.016cm" svg:height="1.016cm" svg:x="13.305cm" svg:y="22.8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8" draw:layer="layout" svg:width="1.016cm" svg:height="1.016cm" draw:transform="rotate (0.0872664625997165) translate (15.371cm 23.879cm)">
          <text:p text:style-name="P7"><text:span text:style-name="T4">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8" draw:layer="layout" svg:width="1.016cm" svg:height="1.016cm" draw:transform="rotate (0.0872664625997165) translate (14.448cm 24.997cm)">
          <text:p text:style-name="P7"><text:span text:style-name="T4">le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8" draw:layer="layout" svg:width="1.016cm" svg:height="1.016cm" draw:transform="rotate (0.0872664625997165) translate (15.458cm 24.895cm)">
          <text:p text:style-name="P7"><text:span text:style-name="T4">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8" draw:layer="layout" svg:width="1.016cm" svg:height="1.016cm" draw:transform="rotate (0.0872664625997165) translate (16.472cm 24.819cm)">
          <text:p text:style-name="P7"><text:span text:style-name="T4">rig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2" draw:layer="layout" svg:width="1.016cm" svg:height="1.016cm" draw:transform="rotate (-0.0872664625997166) translate (18.657cm 21.43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2" draw:layer="layout" svg:width="1.016cm" svg:height="1.016cm" draw:transform="rotate (-0.0872664625997166) translate (18.567cm 22.449cm)">
          <text:p text:style-name="P1"><text:span text:style-name="T1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2" draw:layer="layout" svg:width="1.016cm" svg:height="1.016cm" draw:transform="rotate (-0.0872664625997166) translate (18.48cm 23.46cm)">
          <text:p text:style-name="P1"><text:span text:style-name="T1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14" draw:layer="layout" svg:width="1.016cm" svg:height="1.016cm" draw:transform="rotate (-0.0872664625997166) translate (18.242cm 24.714cm)">
          <text:p text:style-name="P13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7" draw:text-style-name="P16" draw:layer="layout" svg:width="2.032cm" svg:height="2.286cm" svg:x="9.779cm" svg:y="21.555cm">
          <draw:text-box>
            <text:p text:style-name="P15"><text:span text:style-name="T6">Y</text:span><text:span text:style-name="T6">o</text:span><text:span text:style-name="T6">u</text:span><text:span text:style-name="T6">r </text:span><text:span text:style-name="T6">c</text:span><text:span text:style-name="T6">u</text:span><text:span text:style-name="T6">s</text:span><text:span text:style-name="T6">t</text:span><text:span text:style-name="T6">o</text:span><text:span text:style-name="T6">m</text:span><text:span text:style-name="T6"> </text:span><text:span text:style-name="T6">la</text:span><text:span text:style-name="T6">y</text:span><text:span text:style-name="T6">e</text:span><text:span text:style-name="T6">r </text:span><text:span text:style-name="T6">h</text:span><text:span text:style-name="T6">e</text:span><text:span text:style-name="T6">r</text:span><text:span text:style-name="T6">e</text:span></text:p>
          </draw:text-box>
        </draw:frame>
        <draw:frame draw:style-name="gr218" draw:text-style-name="P18" draw:layer="layout" svg:width="6.35cm" svg:height="0.762cm" draw:transform="rotate (1.5707963267949) translate (0.762cm 6.985cm)">
          <draw:text-box>
            <text:p text:style-name="P17"><text:span text:style-name="T7">Layer 0: Dvorak</text:span></text:p>
          </draw:text-box>
        </draw:frame>
        <draw:frame draw:style-name="gr218" draw:text-style-name="P18" draw:layer="layout" svg:width="6.35cm" svg:height="0.762cm" draw:transform="rotate (1.5707963267949) translate (0.762cm 13.589cm)">
          <draw:text-box>
            <text:p text:style-name="P17"><text:span text:style-name="T7">Layer 1: Numbers/Symbols</text:span></text:p>
          </draw:text-box>
        </draw:frame>
        <draw:frame draw:style-name="gr218" draw:text-style-name="P18" draw:layer="layout" svg:width="6.35cm" svg:height="0.762cm" draw:transform="rotate (1.5707963267949) translate (0.762cm 20.193cm)">
          <draw:text-box>
            <text:p text:style-name="P17"><text:span text:style-name="T7">L</text:span><text:span text:style-name="T7">a</text:span><text:span text:style-name="T7">y</text:span><text:span text:style-name="T7">e</text:span><text:span text:style-name="T7">r </text:span><text:span text:style-name="T7">2</text:span><text:span text:style-name="T7">: </text:span><text:span text:style-name="T7">F</text:span><text:span text:style-name="T7">u</text:span><text:span text:style-name="T7">n</text:span><text:span text:style-name="T7">c</text:span><text:span text:style-name="T7">ti</text:span><text:span text:style-name="T7">o</text:span><text:span text:style-name="T7">n</text:span><text:span text:style-name="T7">s/</text:span><text:span text:style-name="T7">M</text:span><text:span text:style-name="T7">a</text:span><text:span text:style-name="T7">c</text:span><text:span text:style-name="T7">r</text:span><text:span text:style-name="T7">o</text:span><text:span text:style-name="T7">s</text:span></text:p>
          </draw:text-box>
        </draw:frame>
        <draw:frame draw:style-name="gr218" draw:text-style-name="P18" draw:layer="layout" svg:width="6.35cm" svg:height="0.762cm" draw:transform="rotate (1.5707963267949) translate (0.762cm 26.797cm)">
          <draw:text-box>
            <text:p text:style-name="P17"><text:span text:style-name="T7">L</text:span><text:span text:style-name="T7">a</text:span><text:span text:style-name="T7">y</text:span><text:span text:style-name="T7">e</text:span><text:span text:style-name="T7">r </text:span><text:span text:style-name="T7">3</text:span><text:span text:style-name="T7">: </text:span><text:span text:style-name="T7">C</text:span><text:span text:style-name="T7">u</text:span><text:span text:style-name="T7">s</text:span><text:span text:style-name="T7">t</text:span><text:span text:style-name="T7">o</text:span><text:span text:style-name="T7">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7T10:27:45.757625055</meta:creation-date>
    <dc:date>2022-11-17T13:04:11.031571445</dc:date>
    <meta:editing-duration>PT2H15M25S</meta:editing-duration>
    <meta:editing-cycles>22</meta:editing-cycles>
    <meta:generator>LibreOffice/7.0.4.2$Linux_X86_64 LibreOffice_project/00$Build-2</meta:generator>
    <meta:print-date>2022-11-17T11:19:53.256433199</meta:print-date>
    <meta:document-statistic meta:object-count="221"/>
  </office:meta>
</office:document-meta>
</file>